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P22" style:parent-style-name="ListParagraph" style:list-style-name="LFO1" style:family="paragraph"/>
    <style:style style:name="P23" style:parent-style-name="ListParagraph" style:list-style-name="LFO1" style:family="paragraph"/>
    <style:style style:name="P24" style:parent-style-name="ListParagraph" style:list-style-name="LFO1" style:family="paragraph"/>
    <style:style style:name="P25" style:parent-style-name="ListParagraph" style:list-style-name="LFO1" style:family="paragraph"/>
    <style:style style:name="P26" style:parent-style-name="ListParagraph" style:list-style-name="LFO1" style:family="paragraph"/>
    <style:style style:name="P27" style:parent-style-name="ListParagraph" style:list-style-name="LFO1" style:family="paragraph"/>
    <style:style style:name="P28" style:parent-style-name="ListParagraph" style:list-style-name="LFO1" style:family="paragraph"/>
    <style:style style:name="P29" style:parent-style-name="ListParagraph" style:list-style-name="LFO1" style:family="paragraph"/>
    <style:style style:name="P30" style:parent-style-name="ListParagraph" style:list-style-name="LFO1" style:family="paragraph"/>
    <style:style style:name="P31" style:parent-style-name="ListParagraph" style:list-style-name="LFO1" style:family="paragraph"/>
    <style:style style:name="P32" style:parent-style-name="ListParagraph" style:list-style-name="LFO1" style:family="paragraph"/>
    <style:style style:name="P33" style:parent-style-name="ListParagraph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tablet_drawing:</text:p>
          <text:list text:continue-numbering="true">
            <text:list-item>
              <text:p text:style-name="P2">Launch first sample</text:p>
            </text:list-item>
            <text:list-item>
              <text:p text:style-name="P3">Change radius</text:p>
            </text:list-item>
            <text:list-item>
              <text:p text:style-name="P4">Change sound volume</text:p>
            </text:list-item>
            <text:list-item>
              <text:p text:style-name="P5">Change pen color</text:p>
            </text:list-item>
          </text:list>
        </text:list-item>
        <text:list-item>
          <text:p text:style-name="P6">tablet_pulse_radius</text:p>
          <text:list text:continue-numbering="true">
            <text:list-item>
              <text:p text:style-name="P7">change brush</text:p>
            </text:list-item>
          </text:list>
        </text:list-item>
        <text:list-item>
          <text:p text:style-name="P8">replay_pulse_radius</text:p>
          <text:list text:continue-numbering="true">
            <text:list-item>
              <text:p text:style-name="P9">possibility to activate paths<text:s/>replays 2,3,4 (1 is launched).<text:s/>They<text:s/>are all on track 1.</text:p>
            </text:list-item>
          </text:list>
        </text:list-item>
        <text:list-item>
          <text:p text:style-name="P10">tablet_pixels</text:p>
          <text:list text:continue-numbering="true">
            <text:list-item>
              <text:p text:style-name="P11">change noise scale</text:p>
            </text:list-item>
            <text:list-item>
              <text:p text:style-name="P12">change echo</text:p>
            </text:list-item>
          </text:list>
        </text:list-item>
        <text:list-item>
          <text:p text:style-name="P13">tablet_fire</text:p>
          <text:list text:continue-numbering="true">
            <text:list-item>
              <text:p text:style-name="P14">change color<text:s/></text:p>
            </text:list-item>
            <text:list-item>
              <text:p text:style-name="P15">slightly increase decay</text:p>
            </text:list-item>
          </text:list>
        </text:list-item>
        <text:list-item>
          <text:p text:style-name="P16">camera_and_tablet</text:p>
          <text:list text:continue-numbering="true">
            <text:list-item>
              <text:p text:style-name="P17">make a line with color</text:p>
            </text:list-item>
            <text:list-item>
              <text:p text:style-name="P18">Show decay – make dots</text:p>
            </text:list-item>
          </text:list>
        </text:list-item>
        <text:list-item>
          <text:p text:style-name="P19">CA_camera</text:p>
          <text:list text:continue-numbering="true">
            <text:list-item>
              <text:p text:style-name="P20">Make attacks to show the effect</text:p>
            </text:list-item>
          </text:list>
        </text:list-item>
        <text:list-item>
          <text:p text:style-name="P21">pulse_CA_tablet</text:p>
          <text:list text:continue-numbering="true">
            <text:list-item>
              <text:p text:style-name="P22">Draw on tablet with different colors and white</text:p>
            </text:list-item>
            <text:list-item>
              <text:p text:style-name="P23">Possibly first scan all the effects to have the first one working</text:p>
            </text:list-item>
            <text:list-item>
              <text:p text:style-name="P24">Tune volume to see the fx</text:p>
            </text:list-item>
          </text:list>
        </text:list-item>
        <text:list-item>
          <text:p text:style-name="P25">part_follow_pen</text:p>
          <text:list text:continue-numbering="true">
            <text:list-item>
              <text:p text:style-name="P26">Try with/without echo</text:p>
            </text:list-item>
            <text:list-item>
              <text:p text:style-name="P27">Try repulse</text:p>
            </text:list-item>
            <text:list-item>
              <text:p text:style-name="P28">Change radius</text:p>
            </text:list-item>
          </text:list>
        </text:list-item>
        <text:list-item>
          <text:p text:style-name="P29">part_follow_pen_n_CA</text:p>
          <text:list text:continue-numbering="true">
            <text:list-item>
              <text:p text:style-name="P30">Adds CA effects to the trace of the particles</text:p>
            </text:list-item>
            <text:list-item>
              <text:p text:style-name="P31">Change dynamics (damp, acceleration)</text:p>
            </text:list-item>
          </text:list>
        </text:list-item>
        <text:list-item>
          <text:p text:style-name="P32">sensor_rhythm</text:p>
          <text:list text:continue-numbering="true">
            <text:list-item>
              <text:p text:style-name="P33">use camera or tablet drawing to awake the sensors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bottom="0in" fo:line-height="103%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ristian Jacquemin</meta:initial-creator>
    <dc:creator>Christian Jacquemin</dc:creator>
    <meta:creation-date>2018-03-11T21:19:00Z</meta:creation-date>
    <dc:date>2018-03-18T10:40:00Z</dc:date>
    <meta:template xlink:href="Normal.dotm" xlink:type="simple"/>
    <meta:editing-cycles>22</meta:editing-cycles>
    <meta:editing-duration>PT13500S</meta:editing-duration>
    <meta:document-statistic meta:page-count="1" meta:paragraph-count="1" meta:word-count="121" meta:character-count="813" meta:row-count="5" meta:non-whitespace-character-count="693"/>
  </office:meta>
</office:document-meta>
</file>